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1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5cm" draw:marker-end-width="0.5cm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5000b" fo:font-weight="bold" style:font-weight-asian="bold" style:font-weight-complex="bold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color="#c5000b" fo:font-weight="normal" style:font-weight-asian="normal" style:font-weight-complex="normal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c5000b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579d1c" fo:font-weight="normal" style:font-weight-asian="normal" style:font-weight-complex="normal"/>
    </style:style>
    <style:style style:name="T5" style:family="text">
      <style:text-properties fo:color="#c5000b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599cm" svg:height="4.173cm" svg:x="0.20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99cm" svg:height="4.173cm" svg:x="21.20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99cm" svg:height="4.173cm" svg:x="10.701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55cm" svg:height="1.673cm" svg:x="10.701cm" svg:y="8.9cm">
          <draw:text-box>
            <text:p text:style-name="P1"><text:span text:style-name="T1">parameters.m</text:span></text:p>
            <text:p text:style-name="P1"><text:span text:style-name="T2">EDIT</text:span></text:p>
          </draw:text-box>
        </draw:frame>
        <draw:frame draw:style-name="gr3" draw:layer="layout" svg:width="6.651cm" svg:height="0.962cm" svg:x="0.149cm" svg:y="8cm">
          <draw:text-box>
            <text:p text:style-name="P1">PRE-PROCESSING</text:p>
          </draw:text-box>
        </draw:frame>
        <draw:frame draw:style-name="gr2" draw:layer="layout" svg:width="5.095cm" svg:height="0.962cm" svg:x="10.65cm" svg:y="8cm">
          <draw:text-box>
            <text:p>COMPUTATION</text:p>
          </draw:text-box>
        </draw:frame>
        <draw:frame draw:style-name="gr2" draw:layer="layout" svg:width="6.64cm" svg:height="0.962cm" svg:x="21.151cm" svg:y="8cm">
          <draw:text-box>
            <text:p>POST-PROCESSING</text:p>
          </draw:text-box>
        </draw:frame>
        <draw:frame draw:style-name="gr2" draw:text-style-name="P2" draw:layer="layout" svg:width="4.659cm" svg:height="1.673cm" svg:x="0.2cm" svg:y="8.9cm">
          <draw:text-box>
            <text:p text:style-name="P1"><text:span text:style-name="T1">preprocess.m</text:span></text:p>
            <text:p text:style-name="P1"><text:span text:style-name="T2">EDIT &amp; RUN</text:span></text:p>
          </draw:text-box>
        </draw:frame>
        <draw:frame draw:style-name="gr3" draw:text-style-name="P2" draw:layer="layout" svg:width="6.598cm" svg:height="1.673cm" svg:x="10.702cm" svg:y="10.5cm">
          <draw:text-box>
            <text:p><text:span text:style-name="T1">run_boats.m</text:span></text:p>
            <text:p text:style-name="P1"><text:span text:style-name="T2"><text:s text:c="2"/></text:span><text:span text:style-name="T2">RUN</text:span></text:p>
          </draw:text-box>
        </draw:frame>
        <draw:frame draw:style-name="gr2" draw:text-style-name="P2" draw:layer="layout" svg:width="2.022cm" svg:height="3.095cm" svg:x="21.202cm" svg:y="8.9cm">
          <draw:text-box>
            <text:p><text:span text:style-name="T1">??.m</text:span></text:p>
            <text:p><text:span text:style-name="T1">??.m</text:span></text:p>
            <text:p><text:span text:style-name="T1">??.m</text:span></text:p>
            <text:p><text:span text:style-name="T1">...</text:span></text:p>
          </draw:text-box>
        </draw:frame>
        <draw:line draw:style-name="gr4" draw:text-style-name="P1" draw:layer="layout" svg:x1="6.8cm" svg:y1="10.1cm" svg:x2="10.701cm" svg:y2="10.1cm">
          <text:p/>
        </draw:line>
        <draw:line draw:style-name="gr4" draw:text-style-name="P1" draw:layer="layout" svg:x1="17.276cm" svg:y1="10.1cm" svg:x2="21.177cm" svg:y2="10.1cm">
          <text:p/>
        </draw:line>
        <draw:frame draw:style-name="gr5" draw:text-style-name="P4" draw:layer="layout" svg:width="6.918cm" svg:height="0.963cm" svg:x="5.282cm" svg:y="8.537cm">
          <draw:text-box>
            <text:p text:style-name="P3"><text:span text:style-name="T3">Ecological.mat</text:span></text:p>
          </draw:text-box>
        </draw:frame>
        <draw:frame draw:style-name="gr5" draw:text-style-name="P4" draw:layer="layout" svg:width="6.918cm" svg:height="0.963cm" svg:x="5.282cm" svg:y="9.138cm">
          <draw:text-box>
            <text:p text:style-name="P3"><text:span text:style-name="T3">Economical.mat</text:span></text:p>
          </draw:text-box>
        </draw:frame>
        <draw:frame draw:style-name="gr5" draw:text-style-name="P4" draw:layer="layout" svg:width="6.918cm" svg:height="0.963cm" svg:x="15.756cm" svg:y="9.138cm">
          <draw:text-box>
            <text:p text:style-name="P3"><text:span text:style-name="T3">Boats_VB1_?.ma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4" draw:text-style-name="P1" draw:layer="layout" svg:x1="8.282cm" svg:y1="10.1cm" svg:x2="14.101cm" svg:y2="10.1cm">
          <text:p/>
        </draw:line>
        <draw:line draw:style-name="gr4" draw:text-style-name="P1" draw:layer="layout" svg:x1="22.3cm" svg:y1="10.1cm" svg:x2="23.6cm" svg:y2="10.1cm">
          <text:p/>
        </draw:line>
        <draw:custom-shape draw:style-name="gr1" draw:text-style-name="P1" draw:layer="layout" svg:width="8.399cm" svg:height="4.173cm" svg:x="14.10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9cm" svg:height="4.173cm" svg:x="0.401cm" svg:y="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0.851cm" svg:height="0.962cm" svg:x="0.349cm" svg:y="8cm">
          <draw:text-box>
            <text:p text:style-name="P1">BOATS NO HARVEST RUN</text:p>
          </draw:text-box>
        </draw:frame>
        <draw:frame draw:style-name="gr2" draw:layer="layout" svg:width="7.305cm" svg:height="0.962cm" svg:x="14.05cm" svg:y="8cm">
          <draw:text-box>
            <text:p>BOATS HARVEST RUN</text:p>
          </draw:text-box>
        </draw:frame>
        <draw:frame draw:style-name="gr7" draw:text-style-name="P7" draw:layer="layout" svg:width="6.6cm" svg:height="3.806cm" svg:x="1.8cm" svg:y="8.9cm">
          <draw:text-box>
            <text:p text:style-name="P5"><text:span text:style-name="T4">sim_type</text:span><text:span text:style-name="T5"> </text:span><text:span text:style-name="T6">= 'nh' </text:span><text:span text:style-name="T5"><text:s/></text:span></text:p>
            <text:p text:style-name="P6"><text:span text:style-name="T4">sim_init</text:span><text:span text:style-name="T5"> </text:span><text:span text:style-name="T6">= 'PP'</text:span></text:p>
            <text:p text:style-name="P6"><text:span text:style-name="T4">save_restart</text:span><text:span text:style-name="T5"> </text:span><text:span text:style-name="T6">= 1</text:span></text:p>
            <text:p text:style-name="P6"><text:span text:style-name="T4">save_output </text:span><text:span text:style-name="T6">= 0</text:span></text:p>
            <text:p text:style-name="P5"><text:span text:style-name="T6"/></text:p>
          </draw:text-box>
        </draw:frame>
        <draw:frame draw:style-name="gr5" draw:text-style-name="P4" draw:layer="layout" svg:width="6.918cm" svg:height="0.963cm" svg:x="7.882cm" svg:y="9.137cm">
          <draw:text-box>
            <text:p text:style-name="P3"><text:span text:style-name="T3">restart_Boats_VB1_?.mat</text:span></text:p>
          </draw:text-box>
        </draw:frame>
        <draw:frame draw:style-name="gr5" draw:text-style-name="P4" draw:layer="layout" svg:width="6.918cm" svg:height="0.963cm" svg:x="22.282cm" svg:y="9.638cm">
          <draw:text-box>
            <text:p text:style-name="P3"><text:span text:style-name="T3">Boats_VB1_?.mat</text:span></text:p>
          </draw:text-box>
        </draw:frame>
        <draw:frame draw:style-name="gr7" draw:text-style-name="P7" draw:layer="layout" svg:width="6.6cm" svg:height="3.806cm" svg:x="15.7cm" svg:y="8.9cm">
          <draw:text-box>
            <text:p text:style-name="P6"><text:span text:style-name="T4">sim_type</text:span><text:span text:style-name="T5"> </text:span><text:span text:style-name="T6">= 'h'</text:span><text:span text:style-name="T5"> </text:span></text:p>
            <text:p text:style-name="P6"><text:span text:style-name="T4">sim_init</text:span><text:span text:style-name="T5"> </text:span><text:span text:style-name="T6">= 'restart'</text:span></text:p>
            <text:p text:style-name="P6"><text:span text:style-name="T4">save_restart</text:span><text:span text:style-name="T5"> </text:span><text:span text:style-name="T6">= 0</text:span></text:p>
            <text:p text:style-name="P6"><text:span text:style-name="T4">save_output</text:span><text:span text:style-name="T5"> </text:span><text:span text:style-name="T6">= 1</text:span></text:p>
            <text:p text:style-name="P5"><text:span text:style-name="T6"/></text:p>
          </draw:text-box>
        </draw:frame>
        <draw:frame draw:style-name="gr5" draw:text-style-name="P4" draw:layer="layout" svg:width="6.918cm" svg:height="0.963cm" svg:x="-1.318cm" svg:y="5.937cm">
          <draw:text-box>
            <text:p text:style-name="P3"><text:span text:style-name="T3">Ecological.mat</text:span></text:p>
          </draw:text-box>
        </draw:frame>
        <draw:frame draw:style-name="gr5" draw:text-style-name="P4" draw:layer="layout" svg:width="6.918cm" svg:height="0.963cm" svg:x="17.182cm" svg:y="5.938cm">
          <draw:text-box>
            <text:p text:style-name="P3"><text:span text:style-name="T3">Economical.mat</text:span></text:p>
          </draw:text-box>
        </draw:frame>
        <draw:line draw:style-name="gr4" draw:text-style-name="P1" draw:layer="layout" svg:x1="2.301cm" svg:y1="6.6cm" svg:x2="2.301cm" svg:y2="8cm">
          <text:p/>
        </draw:line>
        <draw:frame draw:style-name="gr5" draw:text-style-name="P4" draw:layer="layout" svg:width="6.918cm" svg:height="0.963cm" svg:x="12.382cm" svg:y="5.938cm">
          <draw:text-box>
            <text:p text:style-name="P3"><text:span text:style-name="T3">Ecological.mat</text:span></text:p>
          </draw:text-box>
        </draw:frame>
        <draw:line draw:style-name="gr4" draw:text-style-name="P1" draw:layer="layout" svg:x1="16.001cm" svg:y1="6.601cm" svg:x2="16.001cm" svg:y2="8.001cm">
          <text:p/>
        </draw:line>
        <draw:line draw:style-name="gr4" draw:text-style-name="P1" draw:layer="layout" svg:x1="20.501cm" svg:y1="6.576cm" svg:x2="20.501cm" svg:y2="7.976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1" draw:layer="layout" svg:width="6cm" svg:height="6cm" svg:x="2.1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cm" svg:height="0.8cm" svg:x="4.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2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3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2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3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2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3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2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3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2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3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2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3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4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5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4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5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4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5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4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5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4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5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4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5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6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7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6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7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6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7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6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7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6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7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6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7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9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9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9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9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9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18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19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0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1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0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1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0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1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0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1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0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1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20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1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2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3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2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3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2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3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2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3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22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3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22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3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4.9cm" svg:y="1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5.767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4.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5.76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24.9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5.767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24.9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5.767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24.9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5.767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2cm" svg:x="24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66cm" svg:height="0.266cm" svg:x="25.767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9cm" svg:y1="17.2cm" svg:x2="26.9cm" svg:y2="17.2cm">
          <text:p/>
        </draw:line>
        <draw:line draw:style-name="gr4" draw:text-style-name="P1" draw:layer="layout" svg:x1="12.4cm" svg:y1="16.7cm" svg:x2="12.4cm" svg:y2="4.6cm">
          <text:p/>
        </draw:line>
        <draw:frame draw:style-name="gr11" draw:text-style-name="P8" draw:layer="layout" svg:width="1.8cm" svg:height="0.962cm" svg:x="19.5cm" svg:y="17.238cm">
          <draw:text-box>
            <text:p><text:span text:style-name="T7">n</text:span></text:p>
          </draw:text-box>
        </draw:frame>
        <draw:frame draw:style-name="gr11" draw:text-style-name="P8" draw:layer="layout" svg:width="1.8cm" svg:height="0.962cm" svg:x="11.4cm" svg:y="10.238cm">
          <draw:text-box>
            <text:p><text:span text:style-name="T7">m</text:span></text:p>
          </draw:text-box>
        </draw:frame>
        <draw:frame draw:style-name="gr11" draw:text-style-name="P9" draw:layer="layout" svg:width="4.6cm" svg:height="0.962cm" svg:x="2.1cm" svg:y="7cm">
          <draw:text-box>
            <text:p><text:span text:style-name="T8">0D</text:span></text:p>
          </draw:text-box>
        </draw:frame>
        <draw:frame draw:style-name="gr11" draw:text-style-name="P9" draw:layer="layout" svg:width="4.6cm" svg:height="0.962cm" svg:x="12.9cm" svg:y="3.8cm">
          <draw:text-box>
            <text:p><text:span text:style-name="T8">2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15:08:14.734620820</meta:creation-date>
    <dc:date>2017-04-21T14:53:23.552425199</dc:date>
    <meta:editing-duration>P1DT9H17M19S</meta:editing-duration>
    <meta:editing-cycles>13</meta:editing-cycles>
    <meta:generator>LibreOffice/4.2.8.2$Linux_X86_64 LibreOffice_project/420m0$Build-2</meta:generator>
    <meta:document-statistic meta:object-count="150"/>
  </office:meta>
</office:document-meta>
</file>